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</text:p>
          </table:table-cell>
          <table:table-cell office:value-type="string" calcext:value-type="string">
            <text:p>Fint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formula="of:=(([.A2]/4)/[.C2])/(256-[.D2])" office:value-type="float" office:value="1000" calcext:value-type="float">
            <text:p>1000</text:p>
          </table:table-cell>
          <table:table-cell table:formula="of:=1/[.E2]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formula="of:=[.G2]-[.F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2^[.B3]" office:value-type="float" office:value="4" calcext:value-type="float">
            <text:p>4</text:p>
          </table:table-cell>
          <table:table-cell/>
          <table:table-cell table:formula="of:=(([.A3]/4)/[.C3])/(256-[.D3])" office:value-type="float" office:value="244.140625" calcext:value-type="float">
            <text:p>244.140625</text:p>
          </table:table-cell>
          <table:table-cell table:formula="of:=1/[.E3]" office:value-type="float" office:value="0.004096" calcext:value-type="float">
            <text:p>0.004096</text:p>
          </table:table-cell>
          <table:table-cell office:value-type="float" office:value="0.001" calcext:value-type="float">
            <text:p>0.001</text:p>
          </table:table-cell>
          <table:table-cell table:formula="of:=[.G3]-[.F3]" office:value-type="float" office:value="-0.003096" calcext:value-type="float">
            <text:p>-0.003096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formula="of:=2^[.B4]"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formula="of:=(([.A4]/4)/[.C4])/(256-[.D4])" office:value-type="float" office:value="250" calcext:value-type="float">
            <text:p>250</text:p>
          </table:table-cell>
          <table:table-cell table:formula="of:=1/[.E4]" office:value-type="float" office:value="0.004" calcext:value-type="float">
            <text:p>0.004</text:p>
          </table:table-cell>
          <table:table-cell/>
          <table:table-cell table:formula="of:=[.G4]-[.F4]" office:value-type="float" office:value="-0.004" calcext:value-type="float">
            <text:p>-0.004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formula="of:=2^[.B5]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(([.A5]/4)/[.C5])/(256-[.D5])" office:value-type="float" office:value="100.160256410256" calcext:value-type="float">
            <text:p>100.1602564103</text:p>
          </table:table-cell>
          <table:table-cell table:formula="of:=1/[.E5]" office:value-type="float" office:value="0.009984" calcext:value-type="float">
            <text:p>0.009984</text:p>
          </table:table-cell>
          <table:table-cell office:value-type="float" office:value="0.01" calcext:value-type="float">
            <text:p>0.01</text:p>
          </table:table-cell>
          <table:table-cell table:formula="of:=[.G5]-[.F5]" office:value-type="float" office:value="0.0000160000000000004" calcext:value-type="float">
            <text:p>0.000016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formula="of:=2^[.B6]"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formula="of:=(([.A6]/4)/[.C6])/(256-[.D6])" office:value-type="float" office:value="100.160256410256" calcext:value-type="float">
            <text:p>100.1602564103</text:p>
          </table:table-cell>
          <table:table-cell table:formula="of:=1/[.E6]" office:value-type="float" office:value="0.009984" calcext:value-type="float">
            <text:p>0.009984</text:p>
          </table:table-cell>
          <table:table-cell office:value-type="float" office:value="0.01" calcext:value-type="float">
            <text:p>0.01</text:p>
          </table:table-cell>
          <table:table-cell table:formula="of:=[.G6]-[.F6]" office:value-type="float" office:value="0.0000160000000000004" calcext:value-type="float">
            <text:p>0.000016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formula="of:=2^[.B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(([.A7]/4)/[.C7])/(256-[.D7])" office:value-type="float" office:value="15.2587890625" calcext:value-type="float">
            <text:p>15.2587890625</text:p>
          </table:table-cell>
          <table:table-cell table:formula="of:=1/[.E7]" office:value-type="float" office:value="0.065536" calcext:value-type="float">
            <text:p>0.065536</text:p>
          </table:table-cell>
          <table:table-cell/>
          <table:table-cell table:formula="of:=[.G7]-[.F7]" office:value-type="float" office:value="-0.065536" calcext:value-type="float">
            <text:p>-0.065536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formula="of:=2^[.B8]"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table:formula="of:=(([.A8]/4)/[.C8])/(256-[.D8])" office:value-type="float" office:value="10.3889627659574" calcext:value-type="float">
            <text:p>10.388962766</text:p>
          </table:table-cell>
          <table:table-cell table:formula="of:=1/[.E8]" office:value-type="float" office:value="0.096256" calcext:value-type="float">
            <text:p>0.096256</text:p>
          </table:table-cell>
          <table:table-cell office:value-type="float" office:value="0.1" calcext:value-type="float">
            <text:p>0.1</text:p>
          </table:table-cell>
          <table:table-cell table:formula="of:=[.G8]-[.F8]" office:value-type="float" office:value="0.003744" calcext:value-type="float">
            <text:p>0.003744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table:formula="of:=(([.A9]/4)/[.C9])/(256-[.D9])" office:value-type="float" office:value="9.96492346938776" calcext:value-type="float">
            <text:p>9.9649234694</text:p>
          </table:table-cell>
          <table:table-cell table:formula="of:=1/[.E9]" office:value-type="float" office:value="0.100352" calcext:value-type="float">
            <text:p>0.100352</text:p>
          </table:table-cell>
          <table:table-cell office:value-type="float" office:value="0.1" calcext:value-type="float">
            <text:p>0.1</text:p>
          </table:table-cell>
          <table:table-cell table:formula="of:=[.G9]-[.F9]" office:value-type="float" office:value="-0.000351999999999991" calcext:value-type="float">
            <text:p>-0.000352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(([.A10]/4)/[.C10])/(256-[.D10])" office:value-type="float" office:value="3.814697265625" calcext:value-type="float">
            <text:p>3.8146972656</text:p>
          </table:table-cell>
          <table:table-cell table:formula="of:=1/[.E10]" office:value-type="float" office:value="0.262144" calcext:value-type="float">
            <text:p>0.262144</text:p>
          </table:table-cell>
          <table:table-cell office:value-type="float" office:value="1" calcext:value-type="float">
            <text:p>1</text:p>
          </table:table-cell>
          <table:table-cell table:formula="of:=[.G10]-[.F10]" office:value-type="float" office:value="0.737856" calcext:value-type="float">
            <text:p>0.737856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CIAR TRM0 TODA VE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CF INTCON, T0I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18:18:18.787425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4:38:28.527905902</meta:creation-date>
    <dc:date>2014-10-01T19:18:33.040382985</dc:date>
    <meta:editing-duration>PT35M15S</meta:editing-duration>
    <meta:editing-cycles>5</meta:editing-cycles>
    <meta:generator>LibreOffice/4.2.6.3$Linux_X86_64 LibreOffice_project/420m0$Build-3</meta:generator>
    <meta:document-statistic meta:table-count="1" meta:cell-count="77" meta:object-count="0"/>
  </office:meta>
</office:document-meta>
</file>